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0ad57f" officeooo:paragraph-rsid="000ad57f" fo:background-color="#33ff99" style:font-weight-asian="bold" style:font-weight-complex="bold"/>
    </style:style>
    <style:style style:name="P2" style:family="paragraph" style:parent-style-name="Text_20_body">
      <style:text-properties fo:font-weight="bold" officeooo:rsid="000cb29e" officeooo:paragraph-rsid="000cb29e" fo:background-color="#33ff99" style:font-weight-asian="bold" style:font-weight-complex="bold"/>
    </style:style>
    <style:style style:name="P3" style:family="paragraph" style:parent-style-name="Text_20_body">
      <style:text-properties fo:font-weight="bold" officeooo:rsid="000f4c41" officeooo:paragraph-rsid="000f4c41" fo:background-color="#33ff99" style:font-weight-asian="bold" style:font-weight-complex="bold"/>
    </style:style>
    <style:style style:name="P4" style:family="paragraph" style:parent-style-name="Text_20_body">
      <style:text-properties fo:background-color="#33ff99"/>
    </style:style>
    <style:style style:name="P5" style:family="paragraph" style:parent-style-name="Text_20_body">
      <style:text-properties officeooo:paragraph-rsid="000ad57f" fo:background-color="#33ff99"/>
    </style:style>
    <style:style style:name="T1" style:family="text">
      <style:text-properties fo:background-color="#33ff99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1">1. Read the article by Domingos: A few useful things to know about machine learning (communications of the ACM, Vol. 55 No. 10, Pages 78-87 doi: 10.1145/2347736.2347755 via ACM Digital library, </text:span><text:a xlink:type="simple" xlink:href="https://courses.cs.ut.ee/MTAT.03.183/2012_fall/uploads/Main/domingos.pdf" text:style-name="Internet_20_link" text:visited-style-name="Visited_20_Internet_20_Link"><text:span text:style-name="T1">https://courses.cs.ut.ee/MTAT.03.183/2012_fall/uploads/Main/domingos.pdf</text:span></text:a><text:span text:style-name="T1">). Make a list of key messages with a supporting 1-2 sentence example or clari cation of that message (something like short summary of the article)</text:span></text:p>
      <text:p text:style-name="P1">clear Enough I guess</text:p>
      <text:p text:style-name="Text_20_body"><text:span text:style-name="T1">2. Draw the ROC curves and calculate the ROC AUC for 4 classifiers based on the following data </text:span><text:a xlink:type="simple" xlink:href="https://courses.cs.ut.ee/2016/dm2016/spring/uploads/Main/roc_data.zip" text:style-name="Internet_20_link" text:visited-style-name="Visited_20_Internet_20_Link"><text:span text:style-name="T1">Attach:roc_data.zip</text:span></text:a><text:span text:style-name="T1">. The data.class is the true class, and the roc1.txt etc are the orders in which different classifiers would classify examples as positive (so some are true positive, some false positive).</text:span></text:p>
      <text:p text:style-name="P5">3. Characterise the behavior of the 4 classifiers in task 4. Also, provide the "best" cutoff for each of the classifiers. </text:p>
      <text:p text:style-name="Text_20_body"><text:span text:style-name="T1">4. Use the data about housing (</text:span><text:a xlink:type="simple" xlink:href="http://archive.ics.uci.edu/ml/datasets/Housing" text:style-name="Internet_20_link" text:visited-style-name="Visited_20_Internet_20_Link"><text:span text:style-name="T1">http://archive.ics.uci.edu/ml/datasets/Housing</text:span></text:a><text:span text:style-name="T1">) and estimate by regression analysis the last column - report RMSD score.</text:span></text:p>
      <text:p text:style-name="P2">Just use regression and report RMSD. (Will be explained tomorrow).</text:p>
      <text:p text:style-name="P4">5. Estimate every variable one by one using all other attributes in this data set - report RMSD scores for each. Which variables are "easier" to predict than others? If so, then why?</text:p>
      <text:p text:style-name="P2">Will be explained tomorrow.</text:p>
      <text:p text:style-name="P4">6. (Bonus 2p) Continue the task from ROC examples. Assume there is different cost assigned for different types of mistakes. E.g. cost 20€ for missing a case (false negative) and 15€ for false classification (false positive). Or vice versa. Calculate for each of the 4 classifiers with ROC curve, what would be the optimal cutoff to minimize cost. Provide yourself examples of four such costs based on which you can say for each of the 4 classifiers that exactly that provides the best classification. </text:p>
      <text:p text:style-name="P3">(Related to Second Question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6T01:43:21.239522036</meta:creation-date>
    <dc:date>2016-04-11T13:56:33.606241376</dc:date>
    <meta:editing-duration>P1DT8H53M43S</meta:editing-duration>
    <meta:editing-cycles>7</meta:editing-cycles>
    <meta:generator>LibreOffice/5.0.5.2$Linux_X86_64 LibreOffice_project/00m0$Build-2</meta:generator>
    <meta:document-statistic meta:table-count="0" meta:image-count="0" meta:object-count="0" meta:page-count="1" meta:paragraph-count="10" meta:word-count="285" meta:character-count="1813" meta:non-whitespace-character-count="1536"/>
  </office:meta>
</office:document-meta>
</file>